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xpectationsHelper.assertSource( String content , Matcher &lt; ? super Sourc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UnitDiff.hasDif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nitDiff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nitDiff.XmlUnitDiff( String expected , String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ExpectationsHelper.parseXmlString( String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ExpectationsHelper.assertXmlEqual( String expected , String actu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ExpectationsHelper.assertNode( String content , Matcher &lt; ? super Nod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